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ded4" officeooo:paragraph-rsid="000aded4"/>
    </style:style>
    <style:style style:name="P2" style:family="paragraph" style:parent-style-name="Standard">
      <style:text-properties officeooo:rsid="000aded4" officeooo:paragraph-rsid="000e37a2"/>
    </style:style>
    <style:style style:name="P3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text-properties fo:color="#000000" loext:opacity="100%" officeooo:rsid="000aded4" officeooo:paragraph-rsid="000aded4"/>
    </style:style>
    <style:style style:name="P5" style:family="paragraph" style:parent-style-name="Standard">
      <style:text-properties fo:color="#000000" loext:opacity="100%" officeooo:rsid="000aded4" officeooo:paragraph-rsid="000e37a2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officeooo:rsid="000c6f32"/>
    </style:style>
    <style:style style:name="T3" style:family="text">
      <style:text-properties fo:color="#569cd6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ce9178" loext:opacity="100%"/>
    </style:style>
    <style:style style:name="T6" style:family="text">
      <style:text-properties officeooo:rsid="000c6f32"/>
    </style:style>
    <style:style style:name="T7" style:family="text">
      <style:text-properties fo:color="#c9211e" loext:opacity="100%" officeooo:rsid="000c6f32"/>
    </style:style>
    <style:style style:name="T8" style:family="text">
      <style:text-properties fo:color="#000000" loext:opacity="100%" officeooo:rsid="000c6f32"/>
    </style:style>
    <style:style style:name="T9" style:family="text">
      <style:text-properties officeooo:rsid="000e37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G</text:span>it</text:p>
      <text:p text:style-name="P1"/>
      <text:p text:style-name="P1">Es un software inventado por Linus Torvalds</text:p>
      <text:p text:style-name="P2"><text:span text:style-name="T8"/></text:p>
      <text:p text:style-name="P2"><text:span text:style-name="T8">git config --global user.email "</text:span><text:a xlink:type="simple" xlink:href="mailto:javifarragatao@gmail.com" text:style-name="Internet_20_link" text:visited-style-name="Visited_20_Internet_20_Link">javifarragatao@gmail.com</text:a><text:span text:style-name="T8">"</text:span></text:p>
      <text:p text:style-name="P5"><text:span text:style-name="T6">git config --global user.name "Farragatao"</text:span></text:p>
      <text:p text:style-name="P4"/>
      <text:p text:style-name="P4"><text:span text:style-name="T6">git status -s</text:span></text:p>
      <text:p text:style-name="P5">git checkout 87db573 <text:s/><text:span text:style-name="T6">ponerlo de origen</text:span></text:p>
      <text:p text:style-name="P4"><text:span text:style-name="T6">git commit -m "pagina origen"</text:span></text:p>
      <text:p text:style-name="P4"><text:span text:style-name="T6">git commit -m "pagina origen"</text:span></text:p>
      <text:p text:style-name="P4"><text:span text:style-name="T6">git add pseudoclasesgit.htm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08:26:06.569603969</meta:creation-date>
    <dc:date>2024-01-08T10:05:58.591402358</dc:date>
    <meta:editing-duration>PT1H19M3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9" meta:word-count="42" meta:character-count="283" meta:non-whitespace-character-count="251"/>
  </office:meta>
</office:document-meta>
</file>